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1075" officeooo:paragraph-rsid="0017107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7c82b" officeooo:paragraph-rsid="0017c82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96803" officeooo:paragraph-rsid="0019680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b605f" officeooo:paragraph-rsid="001b605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1ccde6" officeooo:paragraph-rsid="001ccde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1d96f" officeooo:paragraph-rsid="0021d96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3c03a" officeooo:paragraph-rsid="0023c03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6ec4a" officeooo:paragraph-rsid="0026ec4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8e157" officeooo:paragraph-rsid="0028e15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a5362" officeooo:paragraph-rsid="002a536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b838d" officeooo:paragraph-rsid="002b838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c3d56" officeooo:paragraph-rsid="002c3d56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d9a4b" officeooo:paragraph-rsid="002d9a4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f70cf" officeooo:paragraph-rsid="002f70cf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2fe73d" officeooo:paragraph-rsid="002fe73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3039c3" officeooo:paragraph-rsid="003039c3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33e553" officeooo:paragraph-rsid="0033e553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33e553" officeooo:paragraph-rsid="0033e55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378441" officeooo:paragraph-rsid="00378441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4pt" officeooo:rsid="0038896a" officeooo:paragraph-rsid="0038896a" style:font-size-asian="14pt" style:font-size-complex="14pt"/>
    </style:style>
    <style:style style:name="T1" style:family="text">
      <style:text-properties officeooo:rsid="0024368c"/>
    </style:style>
    <style:style style:name="T2" style:family="text">
      <style:text-properties officeooo:rsid="00397c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 installation </text:p>
      <text:p text:style-name="P2"/>
      <text:p text:style-name="P2">npm install -g create-react-app</text:p>
      <text:p text:style-name="P2"/>
      <text:p text:style-name="P2">create-react-app –version</text:p>
      <text:p text:style-name="P2"/>
      <text:p text:style-name="P2">create-react-app &lt;projectname&gt;</text:p>
      <text:p text:style-name="P2"/>
      <text:p text:style-name="P3">then start npm in project folder </text:p>
      <text:p text:style-name="P3"/>
      <text:p text:style-name="P3">---------------------------------------------------------</text:p>
      <text:p text:style-name="P4">index.js</text:p>
      <text:p text:style-name="P4"/>
      <text:p text:style-name="P4">import React from "react";</text:p>
      <text:p text:style-name="P4">import ReactDom from "react-dom";</text:p>
      <text:p text:style-name="P4"/>
      <text:p text:style-name="P4">ReactDom.render(</text:p>
      <text:p text:style-name="P4"><text:s text:c="2"/>&lt;React.Fragment&gt;</text:p>
      <text:p text:style-name="P4"><text:s text:c="4"/>&lt;h1&gt; krunal first map &lt;/h1&gt;</text:p>
      <text:p text:style-name="P4"><text:s text:c="2"/>&lt;/React.Fragment&gt;,</text:p>
      <text:p text:style-name="P4"><text:s text:c="2"/>document.getElementById("root")</text:p>
      <text:p text:style-name="P4">);</text:p>
      <text:p text:style-name="P4"/>
      <text:p text:style-name="P4">-----------------------------</text:p>
      <text:p text:style-name="P5">back tick</text:p>
      <text:p text:style-name="P5"><text:s/>add js in jsv</text:p>
      <text:p text:style-name="P5"/>
      <text:p text:style-name="P5">&lt;h1&gt; { `my name is ${name} &amp;{lname} <text:s/>`} &lt;/h1&gt;</text:p>
      <text:p text:style-name="P5"/>
      <text:p text:style-name="P5">------------------------------</text:p>
      <text:p text:style-name="P5"/>
      <text:p text:style-name="P6">to print current date</text:p>
      <text:p text:style-name="P6"/>
      <text:p text:style-name="P6">const d = new Date().toLocaleDateString();</text:p>
      <text:p text:style-name="P6">const t = new Date().toLocaleTimeString();</text:p>
      <text:p text:style-name="P6">ReactDom.render(</text:p>
      <text:p text:style-name="P6"><text:s text:c="2"/>&lt;React.Fragment&gt;</text:p>
      <text:p text:style-name="P6"><text:s text:c="4"/>&lt;h1&gt;current time &lt;/h1&gt;</text:p>
      <text:p text:style-name="P6"/>
      <text:p text:style-name="P6">---------------------------------------</text:p>
      <text:p text:style-name="P6"/>
      <text:p text:style-name="P6"/>
      <text:p text:style-name="P7"><text:soft-page-break/>global variable </text:p>
      <text:p text:style-name="P7"/>
      <text:p text:style-name="P7"><text:s/>&lt;React.Fragment&gt;</text:p>
      <text:p text:style-name="P7"><text:s text:c="4"/>&lt;h1 contentEditable="true"&gt;current timee &lt;/h1&gt;</text:p>
      <text:p text:style-name="P7">----------------------------------------------------------------</text:p>
      <text:p text:style-name="P8">import <text:s/>– to import from </text:p>
      <text:p text:style-name="P8"><text:s text:c="15"/><text:span text:style-name="T1">import multiple from same file</text:span></text:p>
      <text:p text:style-name="P8"><text:s text:c="15"/><text:span text:style-name="T1">use { App1 <text:s/>}</text:span></text:p>
      <text:p text:style-name="P8"/>
      <text:p text:style-name="P8">export – <text:s/>export to other</text:p>
      <text:p text:style-name="P8"><text:s text:c="15"/>only one default export </text:p>
      <text:p text:style-name="P8"><text:s text:c="15"/>export default App;</text:p>
      <text:p text:style-name="P8"><text:s text:c="12"/></text:p>
      <text:p text:style-name="P8"><text:s text:c="14"/>if more than export </text:p>
      <text:p text:style-name="P8"><text:tab/> <text:s text:c="4"/>export { App1 , Youtuber };</text:p>
      <text:p text:style-name="P8"/>
      <text:p text:style-name="P8">--------------------------------------------------</text:p>
      <text:p text:style-name="P9">keep your code in componets </text:p>
      <text:p text:style-name="P9"/>
      <text:p text:style-name="P9">index.js should have one componet ie App.js and have render method</text:p>
      <text:p text:style-name="P9"/>
      <text:p text:style-name="P9">import React from "react";</text:p>
      <text:p text:style-name="P9">import ReactDom from "react-dom";</text:p>
      <text:p text:style-name="P9">import "./index.css";</text:p>
      <text:p text:style-name="P9">import App from "./App.js";</text:p>
      <text:p text:style-name="P9"/>
      <text:p text:style-name="P9">ReactDom.render( &lt; App / &gt; , document.getElementById("root"));</text:p>
      <text:p text:style-name="P9">------------------------------------------</text:p>
      <text:p text:style-name="P9"/>
      <text:p text:style-name="P9">App.js should contain all the componet ie Heading.jsx </text:p>
      <text:p text:style-name="P9"/>
      <text:p text:style-name="P9">import React from "react";</text:p>
      <text:p text:style-name="P9">import Heading from "./Heading";</text:p>
      <text:p text:style-name="P9">function App() {</text:p>
      <text:p text:style-name="P9"><text:s text:c="2"/>return (</text:p>
      <text:p text:style-name="P9"><text:s text:c="4"/>&lt;React.Fragment&gt;</text:p>
      <text:p text:style-name="P9"><text:s text:c="6"/>&lt;div&gt;</text:p>
      <text:p text:style-name="P9"><text:s text:c="8"/>&lt;Heading /&gt;</text:p>
      <text:p text:style-name="P9"><text:s text:c="6"/>&lt;/div&gt;{" "}</text:p>
      <text:p text:style-name="P9"><text:s text:c="4"/>&lt;/React.Fragment&gt;</text:p>
      <text:p text:style-name="P9"><text:s text:c="2"/>); }</text:p>
      <text:p text:style-name="P9">export default App;</text:p>
      <text:p text:style-name="P10"><text:soft-page-break/>react <text:s/>props </text:p>
      <text:p text:style-name="P10"/>
      <text:p text:style-name="P10">they can be use to save multiple line of code </text:p>
      <text:p text:style-name="P10">one code many time use</text:p>
      <text:p text:style-name="P10">we can create custom attribute</text:p>
      <text:p text:style-name="P10"/>
      <text:p text:style-name="P10">make function card(props) { <text:s text:c="7"/>// all the property or parameter </text:p>
      <text:p text:style-name="P10">return( </text:p>
      <text:p text:style-name="P10">&lt;&gt;</text:p>
      <text:p text:style-name="P10">code here ;</text:p>
      <text:p text:style-name="P11">&lt;h1&gt; {prop.title} &lt;/h1&gt;</text:p>
      <text:p text:style-name="P11">&lt;img src={prop.src} /&gt;</text:p>
      <text:p text:style-name="P10">&lt;/&gt; )</text:p>
      <text:p text:style-name="P10"/>
      <text:p text:style-name="P10">&lt;card </text:p>
      <text:p text:style-name="P10">titile = “ title here “</text:p>
      <text:p text:style-name="P10">img = “ src” </text:p>
      <text:p text:style-name="P10"><text:s/>/&gt;</text:p>
      <text:p text:style-name="P10">----------------------------------------------------------</text:p>
      <text:p text:style-name="P12">props using array</text:p>
      <text:p text:style-name="P12">source.js</text:p>
      <text:p text:style-name="P12">const sou = [ </text:p>
      <text:p text:style-name="P12">{ title= “title name” ,</text:p>
      <text:p text:style-name="P12"><text:s text:c="3"/>img = “src”</text:p>
      <text:p text:style-name="P12">}</text:p>
      <text:p text:style-name="P12"/>
      <text:p text:style-name="P12">index.js</text:p>
      <text:p text:style-name="P12"/>
      <text:p text:style-name="P12">ReactDom.Render{</text:p>
      <text:p text:style-name="P12"><text:s/>&lt;div&gt; </text:p>
      <text:p text:style-name="P12">&lt; cards </text:p>
      <text:p text:style-name="P12"><text:s text:c="2"/>title = {sou[0].title} <text:s/>/&gt;</text:p>
      <text:p text:style-name="P12"/>
      <text:p text:style-name="P12">&lt;/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maps in react</text:p>
      <text:p text:style-name="P13">the map() method creates a new array with the result of calling a function for every array element</text:p>
      <text:p text:style-name="P13"/>
      <text:p text:style-name="P13">syntax</text:p>
      <text:p text:style-name="P13"/>
      <text:p text:style-name="P13">array.map(function(currentVAlue , index , arr) , thisValue)</text:p>
      <text:p text:style-name="P13"/>
      <text:p text:style-name="P13">argument – Description</text:p>
      <text:p text:style-name="P13">current value – the value of current element</text:p>
      <text:p text:style-name="P13">index – array index of the current element</text:p>
      <text:p text:style-name="P13"/>
      <text:p text:style-name="P14">ex</text:p>
      <text:p text:style-name="P14">const student = [</text:p>
      <text:p text:style-name="P14">{ id=1 , name = “krunal” } , </text:p>
      <text:p text:style-name="P14">{ id =2 , name = “kunal” } <text:s/>];</text:p>
      <text:p text:style-name="P14"/>
      <text:p text:style-name="P14">const newdata = student.map( (cValue) =&gt; {</text:p>
      <text:p text:style-name="P14"><text:s/>return ` my name is ${cValue.name}` ;</text:p>
      <text:p text:style-name="P14">} );</text:p>
      <text:p text:style-name="P14"/>
      <text:p text:style-name="P14">console.log(newdata);</text:p>
      <text:p text:style-name="P14"/>
      <text:p text:style-name="P14">-----------------------------------------------------</text:p>
      <text:p text:style-name="P15">advance </text:p>
      <text:p text:style-name="P15">only one card method and multiple value dont need to add multiple times</text:p>
      <text:p text:style-name="P15"/>
      <text:p text:style-name="P15">index.js</text:p>
      <text:p text:style-name="P15"/>
      <text:p text:style-name="P15">function ncard(val){</text:p>
      <text:p text:style-name="P15">return (</text:p>
      <text:p text:style-name="P15"><text:s/>&lt;card </text:p>
      <text:p text:style-name="P15"><text:s text:c="4"/>title = { val.title } <text:s/>/&gt; ); }</text:p>
      <text:p text:style-name="P15"/>
      <text:p text:style-name="P16">render(</text:p>
      <text:p text:style-name="P16">{sou.map(ncard)}</text:p>
      <text:p text:style-name="P16">)</text:p>
      <text:p text:style-name="P16"/>
      <text:p text:style-name="P17">fat arrow function</text:p>
      <text:p text:style-name="P17"/>
      <text:p text:style-name="P17">const myname = (para) =&gt; { <text:s text:c="3"/>}</text:p>
      <text:p text:style-name="P17"/>
      <text:p text:style-name="P18"><text:soft-page-break/>use state</text:p>
      <text:p text:style-name="P18"/>
      <text:p text:style-name="P18">const state = usestate();</text:p>
      <text:p text:style-name="P18"/>
      <text:p text:style-name="P18">const [count , setCount]= usestate(0);</text:p>
      <text:p text:style-name="P18"/>
      <text:p text:style-name="P18">------------------------------------</text:p>
      <text:p text:style-name="P20">forms </text:p>
      <text:p text:style-name="P20"/>
      <text:p text:style-name="P20">use preventDefault in submit class</text:p>
      <text:p text:style-name="P20">as form refresh page when submit is pressed</text:p>
      <text:p text:style-name="P20"/>
      <text:p text:style-name="P21">const onSubmits = (event) =&gt;{</text:p>
      <text:p text:style-name="P21">event.preventDefault(); <text:s/>} ;</text:p>
      <text:p text:style-name="P21"/>
      <text:p text:style-name="P21">&lt;form className={onSubmits}&gt;</text:p>
      <text:p text:style-name="P21"><text:s/><text:span text:style-name="T2">&lt;button type=”submit” &gt; &lt;/form&gt;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21:28:05.019000000</meta:creation-date>
    <dc:date>2020-06-13T18:00:00.958000000</dc:date>
    <meta:editing-duration>PT7H25M42S</meta:editing-duration>
    <meta:editing-cycles>26</meta:editing-cycles>
    <meta:generator>LibreOffice/6.4.3.2$Windows_X86_64 LibreOffice_project/747b5d0ebf89f41c860ec2a39efd7cb15b54f2d8</meta:generator>
    <meta:document-statistic meta:table-count="0" meta:image-count="0" meta:object-count="0" meta:page-count="5" meta:paragraph-count="128" meta:word-count="438" meta:character-count="3300" meta:non-whitespace-character-count="2783"/>
  </office:meta>
</office:document-meta>
</file>